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ttributes" style:family="table">
      <style:table-properties style:width="17cm" table:align="margins"/>
    </style:style>
    <style:style style:name="Attributes.A" style:family="table-column">
      <style:table-column-properties style:column-width="4.678cm" style:rel-column-width="2652*"/>
    </style:style>
    <style:style style:name="Attributes.B" style:family="table-column">
      <style:table-column-properties style:column-width="2.815cm" style:rel-column-width="1596*"/>
    </style:style>
    <style:style style:name="Attributes.C" style:family="table-column">
      <style:table-column-properties style:column-width="9.507cm" style:rel-column-width="5390*"/>
    </style:style>
    <style:style style:name="Attributes.A1" style:family="table-cell">
      <style:table-cell-properties fo:padding="0.097cm" fo:border-left="0.05pt solid #000000" fo:border-right="none" fo:border-top="0.05pt solid #000000" fo:border-bottom="0.05pt solid #000000"/>
    </style:style>
    <style:style style:name="Attributes.C1" style:family="table-cell">
      <style:table-cell-properties fo:padding="0.097cm" fo:border="0.05pt solid #000000"/>
    </style:style>
    <style:style style:name="Attributes.A2" style:family="table-cell">
      <style:table-cell-properties fo:padding="0.097cm" fo:border-left="0.05pt solid #000000" fo:border-right="none" fo:border-top="none" fo:border-bottom="0.05pt solid #000000"/>
    </style:style>
    <style:style style:name="Attributes.C2" style:family="table-cell">
      <style:table-cell-properties fo:padding="0.097cm" fo:border-left="0.05pt solid #000000" fo:border-right="0.05pt solid #000000" fo:border-top="none" fo:border-bottom="0.05pt solid #000000"/>
    </style:style>
    <style:style style:name="AgentConnectionMethods" style:family="table">
      <style:table-properties style:width="17cm" table:align="margins"/>
    </style:style>
    <style:style style:name="AgentConnectionMethods.A" style:family="table-column">
      <style:table-column-properties style:column-width="5.948cm" style:rel-column-width="3372*"/>
    </style:style>
    <style:style style:name="AgentConnectionMethods.B" style:family="table-column">
      <style:table-column-properties style:column-width="11.053cm" style:rel-column-width="6266*"/>
    </style:style>
    <style:style style:name="AgentConnectionMethods.A1" style:family="table-cell">
      <style:table-cell-properties fo:padding="0.097cm" fo:border-left="0.05pt solid #000000" fo:border-right="none" fo:border-top="0.05pt solid #000000" fo:border-bottom="0.05pt solid #000000"/>
    </style:style>
    <style:style style:name="AgentConnectionMethods.B1" style:family="table-cell">
      <style:table-cell-properties fo:padding="0.097cm" fo:border="0.05pt solid #000000"/>
    </style:style>
    <style:style style:name="AgentConnectionMethods.A2" style:family="table-cell">
      <style:table-cell-properties fo:padding="0.097cm" fo:border-left="0.05pt solid #000000" fo:border-right="none" fo:border-top="none" fo:border-bottom="0.05pt solid #000000"/>
    </style:style>
    <style:style style:name="AgentConnectionMethods.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1972d" officeooo:paragraph-rsid="0001972d"/>
    </style:style>
    <style:style style:name="P2" style:family="paragraph" style:parent-style-name="Text_20_body">
      <style:text-properties officeooo:rsid="0001972d" officeooo:paragraph-rsid="00032310"/>
    </style:style>
    <style:style style:name="P3" style:family="paragraph" style:parent-style-name="Text_20_body">
      <style:text-properties fo:font-weight="normal" officeooo:rsid="0001972d" officeooo:paragraph-rsid="0001972d" style:font-weight-asian="normal" style:font-weight-complex="normal"/>
    </style:style>
    <style:style style:name="P4" style:family="paragraph" style:parent-style-name="Text_20_body">
      <style:text-properties fo:font-weight="normal" officeooo:rsid="00032310" officeooo:paragraph-rsid="00032310" style:font-weight-asian="normal" style:font-weight-complex="normal"/>
    </style:style>
    <style:style style:name="P5" style:family="paragraph" style:parent-style-name="Heading_20_3">
      <style:text-properties officeooo:rsid="0001972d" officeooo:paragraph-rsid="0001972d"/>
    </style:style>
    <style:style style:name="P6" style:family="paragraph" style:parent-style-name="Heading_20_3">
      <style:text-properties fo:font-weight="bold" officeooo:rsid="0001972d" officeooo:paragraph-rsid="0001972d" style:font-weight-asian="bold" style:font-weight-complex="bold"/>
    </style:style>
    <style:style style:name="P7" style:family="paragraph" style:parent-style-name="Heading_20_3">
      <style:text-properties fo:font-weight="bold" officeooo:rsid="00032310" officeooo:paragraph-rsid="00032310" style:font-weight-asian="bold" style:font-weight-complex="bold"/>
    </style:style>
    <style:style style:name="P8" style:family="paragraph" style:parent-style-name="Heading_20_2">
      <style:text-properties officeooo:rsid="0001972d" officeooo:paragraph-rsid="0001972d"/>
    </style:style>
    <style:style style:name="P9" style:family="paragraph" style:parent-style-name="Heading_20_2">
      <style:text-properties fo:font-weight="bold" officeooo:rsid="0001972d" officeooo:paragraph-rsid="0001972d" style:font-weight-asian="bold" style:font-weight-complex="bold"/>
    </style:style>
    <style:style style:name="P10" style:family="paragraph" style:parent-style-name="Heading_20_1">
      <style:text-properties officeooo:rsid="0001972d" officeooo:paragraph-rsid="0001972d"/>
    </style:style>
    <style:style style:name="P11" style:family="paragraph" style:parent-style-name="Table_20_Heading">
      <style:text-properties style:font-name="Verdana" officeooo:rsid="0001972d" officeooo:paragraph-rsid="0001972d" style:font-size-asian="10.5pt"/>
    </style:style>
    <style:style style:name="P12" style:family="paragraph" style:parent-style-name="Table_20_Heading">
      <style:text-properties style:font-name="Verdana" officeooo:rsid="00032310" officeooo:paragraph-rsid="00032310" style:font-size-asian="10.5pt"/>
    </style:style>
    <style:style style:name="P13" style:family="paragraph" style:parent-style-name="Table_20_Contents">
      <style:text-properties style:font-name="Verdana" officeooo:rsid="0001972d" officeooo:paragraph-rsid="0001972d" style:font-size-asian="10.5pt"/>
    </style:style>
    <style:style style:name="P14" style:family="paragraph" style:parent-style-name="Table_20_Contents">
      <style:text-properties style:font-name="Verdana" officeooo:rsid="00032310" officeooo:paragraph-rsid="00032310" style:font-size-asian="10.5pt"/>
    </style:style>
    <style:style style:name="T1" style:family="text">
      <style:text-properties fo:font-weight="bold" style:font-weight-asian="bold" style:font-weight-complex="bold"/>
    </style:style>
    <style:style style:name="T2" style:family="text">
      <style:text-properties fo:font-weight="bold" officeooo:rsid="0003231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2310" style:font-weight-asian="normal" style:font-weight-complex="normal"/>
    </style:style>
    <style:style style:name="T5" style:family="text">
      <style:text-properties officeooo:rsid="000323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rver Side Changes</text:h>
      <text:h text:style-name="P8" text:outline-level="2">Object Classes</text:h>
      <text:h text:style-name="P5" text:outline-level="3">Component</text:h>
      <text:p text:style-name="P1">New abstract class derived from <text:span text:style-name="T1">DataCollectionTarget</text:span><text:span text:style-name="T3"> – will be base class for all components. Component objects can be placed under </text:span><text:span text:style-name="T1">Node</text:span><text:span text:style-name="T3"> objects or under another </text:span><text:span text:style-name="T1">Component</text:span><text:span text:style-name="T3"> object.</text:span></text:p>
      <text:p text:style-name="P1"><text:span text:style-name="T3">Class-specific attributes:</text:span></text:p>
      <table:table table:name="Attributes" table:style-name="Attributes">
        <table:table-column table:style-name="Attributes.A"/>
        <table:table-column table:style-name="Attributes.B"/>
        <table:table-column table:style-name="Attributes.C"/>
        <table:table-header-rows>
          <table:table-row>
            <table:table-cell table:style-name="Attributes.A1" office:value-type="string">
              <text:p text:style-name="P11">Name</text:p>
            </table:table-cell>
            <table:table-cell table:style-name="Attributes.A1" office:value-type="string">
              <text:p text:style-name="P11">Type</text:p>
            </table:table-cell>
            <table:table-cell table:style-name="Attributes.C1" office:value-type="string">
              <text:p text:style-name="P11">Description</text:p>
            </table:table-cell>
          </table:table-row>
        </table:table-header-rows>
        <table:table-row>
          <table:table-cell table:style-name="Attributes.A2" office:value-type="string">
            <text:p text:style-name="P13">componentType</text:p>
          </table:table-cell>
          <table:table-cell table:style-name="Attributes.A2" office:value-type="string">
            <text:p text:style-name="P13">TCHAR[32]</text:p>
          </table:table-cell>
          <table:table-cell table:style-name="Attributes.C2" office:value-type="string">
            <text:p text:style-name="P13">Component type. Provided by subagent. Server does not use this attribute.</text:p>
          </table:table-cell>
        </table:table-row>
        <table:table-row>
          <table:table-cell table:style-name="Attributes.A2" office:value-type="string">
            <text:p text:style-name="P13">componentId</text:p>
          </table:table-cell>
          <table:table-cell table:style-name="Attributes.A2" office:value-type="string">
            <text:p text:style-name="P13">TCHAR[32]</text:p>
          </table:table-cell>
          <table:table-cell table:style-name="Attributes.C2" office:value-type="string">
            <text:p text:style-name="P13">Component ID. Subagents must be able to uniquely identify component by this ID. Provided by subagent. Server passes value of this attribute to the agent when it needs information about specific component.</text:p>
          </table:table-cell>
        </table:table-row>
        <table:table-row>
          <table:table-cell table:style-name="Attributes.A2" office:value-type="string">
            <text:p text:style-name="P14">data</text:p>
          </table:table-cell>
          <table:table-cell table:style-name="Attributes.A2" office:value-type="string">
            <text:p text:style-name="P14">TCHAR[]</text:p>
          </table:table-cell>
          <table:table-cell table:style-name="Attributes.C2" office:value-type="string">
            <text:p text:style-name="P14">Component-specific data provided by agent. Server will just pass this value to client without changing or interpreting it. Can be used for passing data to custom UI plugins.</text:p>
          </table:table-cell>
        </table:table-row>
      </table:table>
      <text:p text:style-name="P1"><text:span text:style-name="T3"/></text:p>
      <text:h text:style-name="P6" text:outline-level="3">SoftwareComponent</text:h>
      <text:p text:style-name="P1"><text:span text:style-name="T3">Class representing software component (application, process, file, etc.).</text:span></text:p>
      <text:h text:style-name="P7" text:outline-level="3">HardwareComponent</text:h>
      <text:p text:style-name="P4">Class representing hardware component (disk, RAM, etc.).</text:p>
      <text:h text:style-name="P9" text:outline-level="2">Agent Connection Changes</text:h>
      <text:p text:style-name="P2"><text:span text:style-name="T3">New method</text:span><text:span text:style-name="T4">s</text:span><text:span text:style-name="T3"> should be added to AgentConnectionEx class:</text:span></text:p>
      <table:table table:name="AgentConnectionMethods" table:style-name="AgentConnectionMethods">
        <table:table-column table:style-name="AgentConnectionMethods.A"/>
        <table:table-column table:style-name="AgentConnectionMethods.B"/>
        <table:table-header-rows>
          <table:table-row>
            <table:table-cell table:style-name="AgentConnectionMethods.A1" office:value-type="string">
              <text:p text:style-name="P12">Name</text:p>
            </table:table-cell>
            <table:table-cell table:style-name="AgentConnectionMethods.B1" office:value-type="string">
              <text:p text:style-name="P12">Description</text:p>
            </table:table-cell>
          </table:table-row>
        </table:table-header-rows>
        <table:table-row>
          <table:table-cell table:style-name="AgentConnectionMethods.A2" office:value-type="string">
            <text:p text:style-name="P14">getComponents</text:p>
          </table:table-cell>
          <table:table-cell table:style-name="AgentConnectionMethods.B2" office:value-type="string">
            <text:p text:style-name="P14">Get components tree from agent.</text:p>
          </table:table-cell>
        </table:table-row>
        <table:table-row>
          <table:table-cell table:style-name="AgentConnectionMethods.A2" office:value-type="string">
            <text:p text:style-name="P14">getComponentStatus</text:p>
          </table:table-cell>
          <table:table-cell table:style-name="AgentConnectionMethods.B2" office:value-type="string">
            <text:p text:style-name="P14">Get status of specific component.</text:p>
          </table:table-cell>
        </table:table-row>
        <table:table-row>
          <table:table-cell table:style-name="AgentConnectionMethods.A2" office:value-type="string">
            <text:p text:style-name="P14">getParameter</text:p>
          </table:table-cell>
          <table:table-cell table:style-name="AgentConnectionMethods.B2" office:value-type="string">
            <text:p text:style-name="P14">Extended version of existing getParameter which allows to specify component ID.</text:p>
          </table:table-cell>
        </table:table-row>
        <table:table-row>
          <table:table-cell table:style-name="AgentConnectionMethods.A2" office:value-type="string">
            <text:p text:style-name="P14">execComponentCommand</text:p>
          </table:table-cell>
          <table:table-cell table:style-name="AgentConnectionMethods.B2" office:value-type="string">
            <text:p text:style-name="P14">Execute command on component.</text:p>
          </table:table-cell>
        </table:table-row>
      </table:table>
      <text:p text:style-name="P2"><text:span text:style-name="T3"/></text:p>
      <text:h text:style-name="P9" text:outline-level="2"><text:soft-page-break/>Poller Changes</text:h>
      <text:p text:style-name="P3">Configuration poller should read components from agent and update object tree accordingly. <text:span text:style-name="T5">Status poller should read component statuses from agent. </text:span>Data collectors should be able to handle DCIs configured on <text:span text:style-name="T5">component objects.</text:span></text:p>
      <text:p text:style-name="P3"><text:span text:style-name="T5"/></text:p>
      <text:h text:style-name="P10" text:outline-level="1">Agent Side Changes</text:h>
      <text:h text:style-name="P8" text:outline-level="2">Core Agent</text:h>
      <text:p text:style-name="P1">Handler for new command for reading components. Should call subagents for components information and send back to server combined components tree.</text:p>
      <text:h text:style-name="P8" text:outline-level="2">Subagent API</text:h>
      <text:p text:style-name="P1">New entry point<text:span text:style-name="T5">s:</text:span> GetComponents, <text:span text:style-name="T5">GetComponentStatus, ExecuteComponentCommand. List of handlers for component parameters (similar to existing parameters handlers, but with additional component ID parameter).</text:span></text:p>
      <text:p text:style-name="P1"/>
      <text:h text:style-name="P10" text:outline-level="1">Client Side Changes</text:h>
      <text:h text:style-name="P8" text:outline-level="2">Java API</text:h>
      <text:p text:style-name="P1">Support for new object classes.</text:p>
      <text:h text:style-name="P8" text:outline-level="2">Management Console</text:h>
      <text:p text:style-name="P1">Default display information for SoftwareComponent class. Allow data collection configuration for components. Component-specific information display should be implemented as custom plugi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8T11:36:15.400000000</meta:creation-date>
    <dc:date>2013-08-18T12:15:09.179000000</dc:date>
    <meta:editing-duration>PT15S</meta:editing-duration>
    <meta:editing-cycles>1</meta:editing-cycles>
    <meta:document-statistic meta:table-count="2" meta:image-count="0" meta:object-count="0" meta:page-count="2" meta:paragraph-count="45" meta:word-count="291" meta:character-count="2157" meta:non-whitespace-character-count="1910"/>
    <meta:generator>LibreOffice/4.1.0.4$Windows_x86 LibreOffice_project/89ea49ddacd9aa532507cbf852f2bb22b1ace28</meta:generator>
  </office:meta>
</office:document-meta>
</file>